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ragwrap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ragwrap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ragwrap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ragwrap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17:27:55.8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0-07T17:28:17.225000000</dc:date>
    <meta:editing-cycles>517</meta:editing-cycles>
    <meta:editing-duration>P6DT2H3M35S</meta:editing-duration>
    <dc:creator>Jöran Balks</dc:creator>
    <meta:document-statistic meta:table-count="2" meta:cell-count="7112" meta:object-count="0"/>
  </office:meta>
</office:document-meta>
</file>